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0000001003A365999E29254BA.png" manifest:media-type="image/png"/>
  <manifest:file-entry manifest:full-path="Pictures/1000000000000100000001001AB7D27E2243F75A.png" manifest:media-type="image/png"/>
  <manifest:file-entry manifest:full-path="Pictures/10000000000001000000010069F5B57548B9CEB4.png" manifest:media-type="image/png"/>
  <manifest:file-entry manifest:full-path="Pictures/100000000000010000000100EC27C8BD78576495.png" manifest:media-type="image/png"/>
  <manifest:file-entry manifest:full-path="Pictures/1000000000000100000001005EBE1B2064E1AA90.png" manifest:media-type="image/png"/>
  <manifest:file-entry manifest:full-path="Pictures/100000000000010000000100CDCD43AD125A9629.png" manifest:media-type="image/png"/>
  <manifest:file-entry manifest:full-path="Pictures/100000000000010000000100FD89F0610F93CCC8.png" manifest:media-type="image/png"/>
  <manifest:file-entry manifest:full-path="Pictures/1000000000000100000001004FAD66BA679131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sana Math" svg:font-family="'Asana Mat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Asana Math"/>
    </style:style>
    <style:style style:name="P2" style:family="paragraph">
      <loext:graphic-properties draw:fill="none" draw:fill-color="#ffffff"/>
      <style:text-properties style:font-name="Asana Math" fo:font-size="12pt"/>
    </style:style>
    <style:style style:name="T1" style:family="text">
      <style:text-properties style:font-name="Asana Math"/>
    </style:style>
    <style:style style:name="T2" style:family="text">
      <style:text-properties style:font-name="Asana Math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516in" svg:y="-0.189in" svg:width="1.5in" svg:height="1.5in" draw:z-index="0"><draw:image xlink:href="Pictures/10000000000001000000010069F5B57548B9CEB4.png" xlink:type="simple" xlink:show="embed" xlink:actuate="onLoad"/></draw:frame><draw:frame draw:style-name="fr1" draw:name="Image2" text:anchor-type="paragraph" svg:x="0.2516in" svg:y="1.3102in" svg:width="1.5in" svg:height="1.5in" draw:z-index="1"><draw:image xlink:href="Pictures/100000000000010000000100EC27C8BD78576495.png" xlink:type="simple" xlink:show="embed" xlink:actuate="onLoad"/></draw:frame><draw:frame draw:style-name="fr1" draw:name="Image3" text:anchor-type="paragraph" svg:x="1.7508in" svg:y="-0.189in" svg:width="1.5in" svg:height="1.5in" draw:z-index="2"><draw:image xlink:href="Pictures/1000000000000100000001005EBE1B2064E1AA90.png" xlink:type="simple" xlink:show="embed" xlink:actuate="onLoad"/></draw:frame><draw:frame draw:style-name="fr1" draw:name="Image4" text:anchor-type="paragraph" svg:x="1.7508in" svg:y="1.3102in" svg:width="1.5in" svg:height="1.5in" draw:z-index="3"><draw:image xlink:href="Pictures/1000000000000100000001004FAD66BA67913144.png" xlink:type="simple" xlink:show="embed" xlink:actuate="onLoad"/></draw:frame><draw:frame draw:style-name="fr1" draw:name="Image5" text:anchor-type="paragraph" svg:x="3.25in" svg:y="-0.189in" svg:width="1.5in" svg:height="1.5in" draw:z-index="4"><draw:image xlink:href="Pictures/100000000000010000000100FD89F0610F93CCC8.png" xlink:type="simple" xlink:show="embed" xlink:actuate="onLoad"/></draw:frame><draw:frame draw:style-name="fr1" draw:name="Image6" text:anchor-type="paragraph" svg:x="3.25in" svg:y="1.3102in" svg:width="1.5in" svg:height="1.5in" draw:z-index="5"><draw:image xlink:href="Pictures/1000000000000100000001001AB7D27E2243F75A.png" xlink:type="simple" xlink:show="embed" xlink:actuate="onLoad"/></draw:frame><draw:frame draw:style-name="fr1" draw:name="Image7" text:anchor-type="paragraph" svg:x="4.7492in" svg:y="-0.189in" svg:width="1.5in" svg:height="1.5in" draw:z-index="6"><draw:image xlink:href="Pictures/1000000000000100000001003A365999E29254BA.png" xlink:type="simple" xlink:show="embed" xlink:actuate="onLoad"/></draw:frame><draw:frame draw:style-name="fr1" draw:name="Image8" text:anchor-type="paragraph" svg:x="4.7492in" svg:y="1.3102in" svg:width="1.5in" svg:height="1.5in" draw:z-index="7"><draw:image xlink:href="Pictures/100000000000010000000100CDCD43AD125A9629.png" xlink:type="simple" xlink:show="embed" xlink:actuate="onLoad"/></draw:frame><draw:frame text:anchor-type="paragraph" draw:z-index="8" draw:name="Shape1" draw:style-name="gr1" draw:text-style-name="P1" svg:width="0.713in" svg:height="0.3134in" svg:x="0.6736in" svg:y="-0.4299in"><draw:text-box><text:p><text:span text:style-name="T1">Original</text:span></text:p></draw:text-box></draw:frame><draw:frame text:anchor-type="paragraph" draw:z-index="9" draw:name="Shape1" draw:style-name="gr2" draw:text-style-name="P1" svg:width="0.8213in" svg:height="0.626in" svg:x="2.1236in" svg:y="-0.4299in"><draw:text-box><text:p><text:span text:style-name="T1">CycleGAN</text:span></text:p></draw:text-box></draw:frame><draw:frame text:anchor-type="paragraph" draw:z-index="10" draw:name="Shape1" draw:style-name="gr3" draw:text-style-name="P1" svg:width="0.8504in" svg:height="0.3134in" svg:x="3.6984in" svg:y="-0.4299in"><draw:text-box><text:p><text:span text:style-name="T1">UGAN 0.0</text:span></text:p></draw:text-box></draw:frame><draw:frame text:anchor-type="paragraph" draw:z-index="11" draw:name="Shape1" draw:style-name="gr4" draw:text-style-name="P2" svg:width="0.8504in" svg:height="0.3134in" svg:x="5.1047in" svg:y="-0.4299in"><draw:text-box><text:p><text:span text:style-name="T2">UGAN 1.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sana Math" svg:font-family="'Asana Mat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1:27:36.899352147</meta:creation-date>
    <dc:date>2017-09-08T11:55:46.547221050</dc:date>
    <meta:editing-duration>PT6M56S</meta:editing-duration>
    <meta:editing-cycles>5</meta:editing-cycles>
    <meta:generator>LibreOffice/5.1.6.2$Linux_X86_64 LibreOffice_project/10m0$Build-2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